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f436d" officeooo:paragraph-rsid="001f436d"/>
    </style:style>
    <style:style style:name="P2" style:family="paragraph" style:parent-style-name="Standard">
      <style:text-properties officeooo:rsid="001f436d" officeooo:paragraph-rsid="001f436d"/>
    </style:style>
    <style:style style:name="P3" style:family="paragraph" style:parent-style-name="Standard">
      <style:text-properties officeooo:rsid="001f436d" officeooo:paragraph-rsid="001f6771"/>
    </style:style>
    <style:style style:name="P4" style:family="paragraph" style:parent-style-name="Standard">
      <style:text-properties officeooo:rsid="001f6771" officeooo:paragraph-rsid="001f6771"/>
    </style:style>
    <style:style style:name="P5" style:family="paragraph" style:parent-style-name="Standard">
      <style:text-properties fo:font-style="italic" officeooo:rsid="001f6771" officeooo:paragraph-rsid="001f6771" style:font-style-asian="italic" style:font-style-complex="italic"/>
    </style:style>
    <style:style style:name="P6" style:family="paragraph" style:parent-style-name="Standard">
      <style:text-properties fo:font-style="italic" officeooo:rsid="0021cc66" officeooo:paragraph-rsid="0021cc66" style:font-style-asian="italic" style:font-style-complex="italic"/>
    </style:style>
    <style:style style:name="P7" style:family="paragraph" style:parent-style-name="Standard">
      <style:text-properties fo:font-style="italic" officeooo:rsid="0021cc66" officeooo:paragraph-rsid="002259be" style:font-style-asian="italic" style:font-style-complex="italic"/>
    </style:style>
    <style:style style:name="P8" style:family="paragraph" style:parent-style-name="Standard">
      <style:text-properties fo:font-style="italic" officeooo:rsid="002259be" officeooo:paragraph-rsid="002259be" style:font-style-asian="italic" style:font-style-complex="italic"/>
    </style:style>
    <style:style style:name="P9" style:family="paragraph" style:parent-style-name="Standard">
      <style:text-properties fo:font-style="italic" officeooo:rsid="002438cb" officeooo:paragraph-rsid="002438cb" style:font-style-asian="italic" style:font-style-complex="italic"/>
    </style:style>
    <style:style style:name="P10" style:family="paragraph" style:parent-style-name="Standard">
      <style:text-properties fo:font-style="italic" officeooo:rsid="0026f228" officeooo:paragraph-rsid="0026f228" style:font-style-asian="italic" style:font-style-complex="italic"/>
    </style:style>
    <style:style style:name="P11" style:family="paragraph" style:parent-style-name="Standard">
      <style:text-properties fo:font-style="italic" officeooo:rsid="002b8615" officeooo:paragraph-rsid="002b8615" style:font-style-asian="italic" style:font-style-complex="italic"/>
    </style:style>
    <style:style style:name="P12" style:family="paragraph" style:parent-style-name="Standard">
      <style:text-properties fo:font-style="italic" officeooo:rsid="002be4b9" officeooo:paragraph-rsid="002be4b9" style:font-style-asian="italic" style:font-style-complex="italic"/>
    </style:style>
    <style:style style:name="P13" style:family="paragraph" style:parent-style-name="Standard">
      <style:text-properties fo:font-style="italic" officeooo:rsid="002d73fe" officeooo:paragraph-rsid="002d73fe" style:font-style-asian="italic" style:font-style-complex="italic"/>
    </style:style>
    <style:style style:name="P14" style:family="paragraph" style:parent-style-name="Standard">
      <style:text-properties fo:font-style="italic" officeooo:rsid="002efa78" officeooo:paragraph-rsid="002efa78" style:font-style-asian="italic" style:font-style-complex="italic"/>
    </style:style>
    <style:style style:name="P15" style:family="paragraph" style:parent-style-name="Standard">
      <style:text-properties fo:font-style="italic" officeooo:rsid="002f26d5" officeooo:paragraph-rsid="002f26d5" style:font-style-asian="italic" style:font-style-complex="italic"/>
    </style:style>
    <style:style style:name="P16" style:family="paragraph" style:parent-style-name="Standard">
      <style:text-properties fo:font-style="italic" officeooo:rsid="00323860" officeooo:paragraph-rsid="00323860" style:font-style-asian="italic" style:font-style-complex="italic"/>
    </style:style>
    <style:style style:name="P17" style:family="paragraph" style:parent-style-name="Standard">
      <style:text-properties fo:font-style="italic" officeooo:rsid="0034d493" officeooo:paragraph-rsid="0034d493" style:font-style-asian="italic" style:font-style-complex="italic"/>
    </style:style>
    <style:style style:name="T1" style:family="text">
      <style:text-properties officeooo:rsid="001f436d"/>
    </style:style>
    <style:style style:name="T2" style:family="text">
      <style:text-properties officeooo:rsid="001f6771"/>
    </style:style>
    <style:style style:name="T3" style:family="text">
      <style:text-properties officeooo:rsid="002259be"/>
    </style:style>
    <style:style style:name="T4" style:family="text">
      <style:text-properties officeooo:rsid="003427aa"/>
    </style:style>
    <style:style style:name="T5" style:family="text">
      <style:text-properties officeooo:rsid="0034d49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<text:s/>Feature: Testing functionality name</text:p>
      <text:p text:style-name="P2">2. <text:s/>Scenario: Either Possitve or Negative</text:p>
      <text:p text:style-name="P2">3. <text:s/>Given: Pre- condition</text:p>
      <text:p text:style-name="P2"><text:s text:c="39"/>====&gt; Similar</text:p>
      <text:p text:style-name="P2">4. <text:s/>And: Pre- Condition</text:p>
      <text:p text:style-name="P2">5. <text:s/>When Post- conditon</text:p>
      <text:p text:style-name="P2">6. <text:s/>Then- possitive scenario keyword==&gt;validation</text:p>
      <text:p text:style-name="P2">7. <text:s/>But- negative scenario Keyword==&gt;validation</text:p>
      <text:p text:style-name="P2">********************************************************************</text:p>
      <text:p text:style-name="P2">1. To avoid annotated values mismatch(<text:span text:style-name="T2">change the values with single quotes</text:span>), <text:span text:style-name="T2">add the datatype inside the {Datatype}</text:span></text:p>
      <text:p text:style-name="P4"/>
      <text:p text:style-name="P4"/>
      <text:p text:style-name="P4">2. Same for passing value we need to change inside method name as(datatype anyunique name)</text:p>
      <text:p text:style-name="P2"/>
      <text:p text:style-name="P4">3.</text:p>
      <text:p text:style-name="P4"><text:s/><text:span text:style-name="T1">********************************************************************</text:span></text:p>
      <text:p text:style-name="P4">Runner class</text:p>
      <text:p text:style-name="P4">Mandartory two things</text:p>
      <text:p text:style-name="P4">@CucumberOptions</text:p>
      <text:p text:style-name="P4">add extends to AbstractTestNgCucumberTests</text:p>
      <text:p text:style-name="P4"/>
      <text:p text:style-name="P3">********************************************************************</text:p>
      <text:p text:style-name="P5">Inside the CucumberOptions(mention features=”path/filename.feature”, glue=”packagename for definition”,)</text:p>
      <text:p text:style-name="P5">Monochrome=&gt; this keyword is used to remove jung files froim console</text:p>
      <text:p text:style-name="P5">Publish=&gt; This will give cucumber report</text:p>
      <text:p text:style-name="P5"/>
      <text:p text:style-name="P5"/>
      <text:p text:style-name="P5"/>
      <text:p text:style-name="P6">day 2</text:p>
      <text:p text:style-name="P6">layers in cuccumber</text:p>
      <text:p text:style-name="P6">features, stepdefiniton, Runners</text:p>
      <text:p text:style-name="P6"/>
      <text:p text:style-name="P6">cucumber options attribute used for integrating stepdef?</text:p>
      <text:p text:style-name="P6">Glue</text:p>
      <text:p text:style-name="P6"/>
      <text:p text:style-name="P6">significance of monochrome</text:p>
      <text:p text:style-name="P6">to remove junk characters</text:p>
      <text:p text:style-name="P6"/>
      <text:p text:style-name="P6"/>
      <text:p text:style-name="P6">Generating Cucumber report</text:p>
      <text:p text:style-name="P6">Publish</text:p>
      <text:p text:style-name="P6"/>
      <text:p text:style-name="P5"/>
      <text:p text:style-name="P6">gherkin keyword used to passing muliple value</text:p>
      <text:p text:style-name="P6">Scenario Outiline and Examples</text:p>
      <text:p text:style-name="P6"/>
      <text:p text:style-name="P7">gherkin keyword used to <text:span text:style-name="T3">set common pre condition?</text:span></text:p>
      <text:p text:style-name="P8">Background</text:p>
      <text:p text:style-name="P8"><text:soft-page-break/>Exception</text:p>
      <text:p text:style-name="P8">UndefinedStepException</text:p>
      <text:p text:style-name="P8"/>
      <text:p text:style-name="P8">******************************************************************</text:p>
      <text:p text:style-name="P8">Cucumber 2</text:p>
      <text:p text:style-name="P8"/>
      <text:p text:style-name="P8">Hooks:</text:p>
      <text:p text:style-name="P8"/>
      <text:p text:style-name="P8">act as a preconditon <text:s/>@before</text:p>
      <text:p text:style-name="P8"/>
      <text:p text:style-name="P8">and post conditon for all <text:a xlink:type="simple" xlink:href="mailto:files.--@After" text:style-name="Internet_20_link" text:visited-style-name="Visited_20_Internet_20_Link">files <text:s/>@After</text:a></text:p>
      <text:p text:style-name="P8"/>
      <text:p text:style-name="P8"/>
      <text:p text:style-name="P8">* in ruby lang. We called annotations as ruby.</text:p>
      <text:p text:style-name="P8"/>
      <text:p text:style-name="P9">Time(34:39 sec)</text:p>
      <text:p text:style-name="P9"/>
      <text:p text:style-name="P10">Extends-keyword (hooks)</text:p>
      <text:p text:style-name="P8"/>
      <text:p text:style-name="P8"/>
      <text:p text:style-name="P8"/>
      <text:p text:style-name="P11">Tags</text:p>
      <text:p text:style-name="P12">use @--&gt;tag followed by any name.</text:p>
      <text:p text:style-name="P12"/>
      <text:p text:style-name="P13">To include tags whe can use And and Or operator</text:p>
      <text:p text:style-name="P13"/>
      <text:p text:style-name="P13">To Exclude tags we <text:s/>use not @ <text:s/>TAGNAME</text:p>
      <text:p text:style-name="P13"/>
      <text:p text:style-name="P14">dryrun=true</text:p>
      <text:p text:style-name="P14"><text:s/>this will run the snnipet</text:p>
      <text:p text:style-name="P14"/>
      <text:p text:style-name="P14">Snippet = snippet.CAMELCASE-- THIS WILL GIVES THE SNIIPET IN CAMEL HEADING</text:p>
      <text:p text:style-name="P12"/>
      <text:p text:style-name="P15">02hrs:03mins</text:p>
      <text:p text:style-name="P15"/>
      <text:p text:style-name="P16">Assert<text:span text:style-name="T4">ion</text:span>:--&gt; new topic </text:p>
      <text:p text:style-name="P16"/>
      <text:p text:style-name="P16"/>
      <text:p text:style-name="P16">soft assert==&gt; even though the test case is failure it will execute all test case<text:span text:style-name="T5">==&gt; Assert all- keyword is mandatory for soft assert.</text:span></text:p>
      <text:p text:style-name="P16"/>
      <text:p text:style-name="P16"/>
      <text:p text:style-name="P16">Hard assert==&gt; if one execution has get failed it will throws exception and it will not proceeed to further process.</text:p>
      <text:p text:style-name="P16"/>
      <text:p text:style-name="P16"/>
      <text:p text:style-name="P17">Cross browser testing:</text:p>
      <text:p text:style-name="P17"/>
      <text:p text:style-name="P16"/>
      <text:p text:style-name="P16"/>
      <text:p text:style-name="P16"><text:soft-page-break/></text:p>
      <text:p text:style-name="P16"/>
      <text:p text:style-name="P8"/>
      <text:p text:style-name="P8"/>
      <text:p text:style-name="P8"/>
      <text:p text:style-name="P8"/>
      <text:p text:style-name="P8"/>
      <text:p text:style-name="P6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f436d" officeooo:paragraph-rsid="001f436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2"/>Overview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2T18:50:01.046529014</meta:creation-date>
    <dc:date>2022-08-19T18:33:07.329174531</dc:date>
    <meta:editing-duration>PT9H31M53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3" meta:paragraph-count="57" meta:word-count="278" meta:character-count="2164" meta:non-whitespace-character-count="1890"/>
  </office:meta>
</office:document-meta>
</file>